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8000000EE7E27E051.png"/>
  <manifest:file-entry manifest:media-type="image/png" manifest:full-path="Pictures/100000000000019A000000DD69CA955F.png"/>
  <manifest:file-entry manifest:media-type="image/png" manifest:full-path="Pictures/10000000000001B4000000E491A47E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0.975cm" svg:height="5.925cm" svg:x="4.549cm" svg:y="8.169cm">
            <draw:image xlink:href="Pictures/10000000000001B8000000EE7E27E051.png" xlink:type="simple" xlink:show="embed" xlink:actuate="onLoad">
              <text:p/>
            </draw:image>
          </draw:frame>
          <draw:frame draw:style-name="gr1" draw:text-style-name="P1" draw:layer="layout" svg:width="10.275cm" svg:height="5.5cm" svg:x="5cm" svg:y="2cm">
            <draw:image xlink:href="Pictures/100000000000019A000000DD69CA955F.png" xlink:type="simple" xlink:show="embed" xlink:actuate="onLoad">
              <text:p/>
            </draw:image>
          </draw:frame>
          <draw:frame draw:style-name="gr1" draw:text-style-name="P1" draw:layer="layout" svg:width="10.875cm" svg:height="5.675cm" svg:x="4.699cm" svg:y="14.594cm">
            <draw:image xlink:href="Pictures/10000000000001B4000000E491A47EB0.png" xlink:type="simple" xlink:show="embed" xlink:actuate="onLoad">
              <text:p/>
            </draw:image>
          </draw:frame>
          <draw:frame draw:style-name="gr2" draw:text-style-name="P2" draw:layer="layout" svg:width="0.98cm" svg:height="0.657cm" svg:x="9.787cm" svg:y="7.355cm">
            <draw:text-box>
              <text:p text:style-name="P2"><text:span text:style-name="T1">(A)</text:span></text:p>
            </draw:text-box>
          </draw:frame>
          <draw:frame draw:style-name="gr2" draw:text-style-name="P2" draw:layer="layout" svg:width="0.993cm" svg:height="0.657cm" svg:x="9.851cm" svg:y="13.9cm">
            <draw:text-box>
              <text:p text:style-name="P2"><text:span text:style-name="T1">(B)</text:span></text:p>
            </draw:text-box>
          </draw:frame>
          <draw:frame draw:style-name="gr2" draw:text-style-name="P2" draw:layer="layout" svg:width="0.993cm" svg:height="0.657cm" svg:x="9.817cm" svg:y="20.2cm">
            <draw:text-box>
              <text:p text:style-name="P2"><text:span text:style-name="T1">(C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ntelbras Intelbras</meta:initial-creator>
    <meta:creation-date>2011-01-19T09:26:25.19</meta:creation-date>
    <dc:date>2011-01-19T09:51:19.95</dc:date>
    <dc:creator>Intelbras Intelbras</dc:creator>
    <meta:editing-duration>PT00H24M54S</meta:editing-duration>
    <meta:editing-cycles>2</meta:editing-cycles>
    <meta:generator>BrOffice.org/3.2$Win32 OpenOffice.org_project/320m18$Build-9502</meta:generator>
    <meta:document-statistic meta:object-count="7"/>
  </office:meta>
</office:document-meta>
</file>